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1.048cm"/>
    </style:style>
    <style:style style:name="co18" style:family="table-column">
      <style:table-column-properties fo:break-before="auto" style:column-width="2.626cm"/>
    </style:style>
    <style:style style:name="co19" style:family="table-column">
      <style:table-column-properties fo:break-before="auto" style:column-width="2.693cm"/>
    </style:style>
    <style:style style:name="co20" style:family="table-column">
      <style:table-column-properties fo:break-before="auto" style:column-width="2.926cm"/>
    </style:style>
    <style:style style:name="co21" style:family="table-column">
      <style:table-column-properties fo:break-before="auto" style:column-width="2.228cm"/>
    </style:style>
    <style:style style:name="co22" style:family="table-column">
      <style:table-column-properties fo:break-before="auto" style:column-width="1.468cm"/>
    </style:style>
    <style:style style:name="co24" style:family="table-column">
      <style:table-column-properties fo:break-before="auto" style:column-width="2.514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2.725cm"/>
    </style:style>
    <style:style style:name="co35" style:family="table-column">
      <style:table-column-properties fo:break-before="auto" style:column-width="3.149cm"/>
    </style:style>
    <style:style style:name="co36" style:family="table-column">
      <style:table-column-properties fo:break-before="auto" style:column-width="2.401cm"/>
    </style:style>
    <style:style style:name="co37" style:family="table-column">
      <style:table-column-properties fo:break-before="auto" style:column-width="2.99cm"/>
    </style:style>
    <style:style style:name="co38" style:family="table-column">
      <style:table-column-properties fo:break-before="auto" style:column-width="3.175cm"/>
    </style:style>
    <style:style style:name="co39" style:family="table-column">
      <style:table-column-properties fo:break-before="auto" style:column-width="3.281cm"/>
    </style:style>
    <style:style style:name="co40" style:family="table-column">
      <style:table-column-properties fo:break-before="auto" style:column-width="3.44cm"/>
    </style:style>
    <style:style style:name="co41" style:family="table-column">
      <style:table-column-properties fo:break-before="auto" style:column-width="2.903cm"/>
    </style:style>
    <style:style style:name="co42" style:family="table-column">
      <style:table-column-properties fo:break-before="auto" style:column-width="3.503cm"/>
    </style:style>
    <style:style style:name="co43" style:family="table-column">
      <style:table-column-properties fo:break-before="auto" style:column-width="2.533cm"/>
    </style:style>
    <style:style style:name="co44" style:family="table-column">
      <style:table-column-properties fo:break-before="auto" style:column-width="2.778cm"/>
    </style:style>
    <style:style style:name="co45" style:family="table-column">
      <style:table-column-properties fo:break-before="auto" style:column-width="2.434cm"/>
    </style:style>
    <style:style style:name="co46" style:family="table-column">
      <style:table-column-properties fo:break-before="auto" style:column-width="2.752cm"/>
    </style:style>
    <style:style style:name="co47" style:family="table-column">
      <style:table-column-properties fo:break-before="auto" style:column-width="3.173cm"/>
    </style:style>
    <style:style style:name="co48" style:family="table-column">
      <style:table-column-properties fo:break-before="auto" style:column-width="3.724cm"/>
    </style:style>
    <style:style style:name="co49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true"/>
    </style:style>
    <style:style style:name="ro8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2cm" fo:break-before="auto" style:use-optimal-row-height="false"/>
    </style:style>
    <style:style style:name="ta14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5" style:family="table" style:master-page-name="PageStyle_5f_Ben_27_s_20_Team">
      <style:table-properties table:display="true" style:writing-mode="lr-tb"/>
    </style:style>
    <style:style style:name="ta6" style:family="table" style:master-page-name="PageStyle_5f_Matt_27_s_20_Team">
      <style:table-properties table:display="true" style:writing-mode="lr-tb"/>
    </style:style>
    <style:style style:name="ta8" style:family="table" style:master-page-name="PageStyle_5f_Andrew_27_s_20_Team">
      <style:table-properties table:display="true" style:writing-mode="lr-tb"/>
    </style:style>
    <style:style style:name="ta9" style:family="table" style:master-page-name="PageStyle_5f_Evan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ta15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5"/>
    <style:style style:name="ce26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5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number-columns-repeated="2" table:default-cell-style-name="Default"/>
        <table:table-column table:style-name="co2" table:default-cell-style-name="ce1"/>
        <table:table-column table:style-name="co20" table:default-cell-style-name="ce1"/>
        <table:table-column table:style-name="co13" table:default-cell-style-name="ce27"/>
        <table:table-column table:style-name="co21" table:default-cell-style-name="ce27"/>
        <table:table-column table:style-name="co22" table:default-cell-style-name="Default"/>
        <table:table-column table:style-name="co2" table:number-columns-repeated="2" table:default-cell-style-name="ce1"/>
        <table:table-column table:style-name="co24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Staal</text:p>
          </table:table-cell>
          <table:table-cell table:style-name="ce27" office:value-type="float" office:value="6000000">
            <text:p>6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Galchenyuk</text:p>
          </table:table-cell>
          <table:table-cell table:style-name="ce27" office:value-type="float" office:value="4900000">
            <text:p>4,90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rouin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 Nyquist</text:p>
          </table:table-cell>
          <table:table-cell table:style-name="ce27" office:value-type="float" office:value="4750000">
            <text:p>4,75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office:value-type="string">
            <text:p>F</text:p>
          </table:table-cell>
          <table:table-cell office:value-type="string">
            <text:p>J Eichel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D</text:p>
          </table:table-cell>
          <table:table-cell office:value-type="string">
            <text:p>J Schultz</text:p>
          </table:table-cell>
          <table:table-cell table:style-name="ce25" office:value-type="float" office:value="5500000">
            <text:p>5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489">
            <text:p>489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71">
            <text:p>8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/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ce25" office:value-type="float" office:value="3338333">
            <text:p>3,338,333.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table:style-name="ce25" office:value-type="float" office:value="4167000">
            <text:p>4,167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ce25" office:value-type="float" office:value="5000000">
            <text:p>5,000,000.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table:style-name="ce27" office:value-type="float" office:value="2250000">
            <text:p>2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998">
            <text:p>1998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ce25"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N1:.N15])" office:value-type="float" office:value="74413000">
            <text:p>74,41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107">
            <text:p>1107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Schneider</text:p>
          </table:table-cell>
          <table:table-cell table:style-name="ce27" office:value-type="float" office:value="6000000">
            <text:p>6,00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L1:.L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table:style-name="ce1" office:value-type="string">
            <text:p>G</text:p>
          </table:table-cell>
          <table:table-cell table:style-name="ce24" office:value-type="string">
            <text:p>C Hellebuyck</text:p>
          </table:table-cell>
          <table:table-cell table:style-name="ce27" office:value-type="float" office:value="6166666">
            <text:p>6,166,666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L1:.L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table:style-name="ce1" office:value-type="string">
            <text:p>G</text:p>
          </table:table-cell>
          <table:table-cell office:value-type="string">
            <text:p>M Jones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L1:.L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number-columns-repeated="5"/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5300000">
            <text:p>5,3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table:number-columns-repeated="5"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table:number-columns-repeated="5"/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ce25" office:value-type="float" office:value="4167000">
            <text:p>4,167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table:number-columns-repeated="5"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5"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5"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office:value-type="float" office:value="6166666">
            <text:p>6,166,666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5"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7"/>
          <table:table-cell office:value-type="string">
            <text:p>Salary</text:p>
          </table:table-cell>
          <table:table-cell table:formula="of:=SUM([.I1:.I26])" office:value-type="float" office:value="157422999">
            <text:p>157,422,999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7"/>
          <table:table-cell office:value-type="string">
            <text:p>Forwards</text:p>
          </table:table-cell>
          <table:table-cell table:style-name="ce1" table:formula="of:=COUNTIF([.G1:.G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7"/>
          <table:table-cell office:value-type="string">
            <text:p>Defence</text:p>
          </table:table-cell>
          <table:table-cell table:style-name="ce1" table:formula="of:=COUNTIF([.G1:.G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6"/>
          <table:table-cell table:style-name="Default"/>
          <table:table-cell office:value-type="string">
            <text:p>Goalies</text:p>
          </table:table-cell>
          <table:table-cell table:style-name="ce1" table:formula="of:=COUNTIF([.G1:.G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8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8"/>
          <table:table-cell table:style-name="ce1" table:number-columns-repeated="3"/>
          <table:table-cell table:number-columns-repeated="252"/>
        </table:table-row>
      </table:table>
      <table:table table:name="Matt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5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3103">
            <text:p>3103</text:p>
          </table:table-cell>
          <table:table-cell office:value-type="string">
            <text:p>D</text:p>
          </table:table-cell>
          <table:table-cell office:value-type="string">
            <text:p>V Dunn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1122000">
            <text:p>61,12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D</text:p>
          </table:table-cell>
          <table:table-cell office:value-type="string">
            <text:p>Sam Girard</text:p>
          </table:table-cell>
          <table:table-cell table:style-name="ce24" office:value-type="float" office:value="925000">
            <text:p>925000</text:p>
          </table:table-cell>
          <table:table-cell table:style-name="ce26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3103">
            <text:p>3103</text:p>
          </table:table-cell>
          <table:table-cell office:value-type="string">
            <text:p>D</text:p>
          </table:table-cell>
          <table:table-cell office:value-type="string">
            <text:p>V Dunn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G</text:p>
          </table:table-cell>
          <table:table-cell office:value-type="string">
            <text:p>A Forsberg</text:p>
          </table:table-cell>
          <table:table-cell office:value-type="float" office:value="750000">
            <text:p>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605000">
            <text:p>89,60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8" table:print="false">
        <office:forms form:automatic-focus="false" form:apply-design-mode="false"/>
        <table:table-column table:style-name="co36" table:default-cell-style-name="Default"/>
        <table:table-column table:style-name="co36" table:default-cell-style-name="ce1"/>
        <table:table-column table:style-name="co37" table:default-cell-style-name="ce1"/>
        <table:table-column table:style-name="co38" table:default-cell-style-name="ce27"/>
        <table:table-column table:style-name="co2" table:default-cell-style-name="ce1"/>
        <table:table-column table:style-name="co2" table:number-columns-repeated="2" table:default-cell-style-name="Default"/>
        <table:table-column table:style-name="co39" table:default-cell-style-name="ce1"/>
        <table:table-column table:style-name="co37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749">
            <text:p>2749</text:p>
          </table:table-cell>
          <table:table-cell table:style-name="ce1" office:value-type="string">
            <text:p>F</text:p>
          </table:table-cell>
          <table:table-cell office:value-type="string">
            <text:p>A Panarin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72">
            <text:p>2972</text:p>
          </table:table-cell>
          <table:table-cell table:style-name="ce1" office:value-type="string">
            <text:p>F</text:p>
          </table:table-cell>
          <table:table-cell office:value-type="string">
            <text:p>K Connor</text:p>
          </table:table-cell>
          <table:table-cell table:style-name="ce27" office:value-type="float" office:value="1670000">
            <text:p>1,6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971">
            <text:p>1971</text:p>
          </table:table-cell>
          <table:table-cell table:style-name="ce1"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5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2616">
            <text:p>2616</text:p>
          </table:table-cell>
          <table:table-cell office:value-type="string">
            <text:p>F</text:p>
          </table:table-cell>
          <table:table-cell table:style-name="Default" office:value-type="string">
            <text:p>J Vrana</text:p>
          </table:table-cell>
          <table:table-cell office:value-type="float" office:value="1363000">
            <text:p>13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456">
            <text:p>2456</text:p>
          </table:table-cell>
          <table:table-cell table:style-name="ce1" office:value-type="string">
            <text:p>F</text:p>
          </table:table-cell>
          <table:table-cell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66">
            <text:p>1966</text:p>
          </table:table-cell>
          <table:table-cell table:style-name="ce1" office:value-type="string">
            <text:p>F</text:p>
          </table:table-cell>
          <table:table-cell office:value-type="string">
            <text:p>J Huberdeau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A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table:style-name="Default"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18">
            <text:p>1618</text:p>
          </table:table-cell>
          <table:table-cell table:style-name="ce1" office:value-type="string">
            <text:p>D</text:p>
          </table:table-cell>
          <table:table-cell office:value-type="string">
            <text:p>R Josi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200">
            <text:p>2200</text:p>
          </table:table-cell>
          <table:table-cell table:style-name="ce1" office:value-type="string">
            <text:p>D</text:p>
          </table:table-cell>
          <table:table-cell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6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9998">
            <text:p>9999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lias Pettersson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811">
            <text:p>811</text:p>
          </table:table-cell>
          <table:table-cell table:style-name="ce1" office:value-type="string">
            <text:p>G</text:p>
          </table:table-cell>
          <table:table-cell office:value-type="string">
            <text:p>T Rask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53471000">
            <text:p>53,47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 table:number-columns-repeated="2"/>
          <table:table-cell/>
          <table:table-cell table:style-name="ce1"/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1295000">
            <text:p>91,295,000.00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46"/>
        </table:table-row>
        <table:table-row table:style-name="ro7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13"/>
          <table:table-cell table:number-columns-repeated="236"/>
        </table:table-row>
      </table:table>
      <table:table table:name="Nick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1984000">
            <text:p>61,98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style-name="ce27"/>
          <table:table-cell office:value-type="float" office:value="2630">
            <text:p>263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Draisaitl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table:style-name="ce1" office:value-type="float" office:value="2321">
            <text:p>2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W Karlsson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321">
            <text:p>2321</text:p>
          </table:table-cell>
          <table:table-cell office:value-type="string">
            <text:p>F</text:p>
          </table:table-cell>
          <table:table-cell office:value-type="string">
            <text:p>W Karlsson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62">
            <text:p>21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amestnikov</text:p>
          </table:table-cell>
          <table:table-cell table:style-name="ce27" office:value-type="float" office:value="1938000">
            <text:p>1,938,000.00</text:p>
          </table:table-cell>
          <table:table-cell/>
          <table:table-cell table:style-name="Default" table:number-columns-repeated="4"/>
          <table:table-cell table:number-columns-repeated="244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3071">
            <text:p>307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uljujarvi</text:p>
          </table:table-cell>
          <table:table-cell office:value-type="float" office:value="3000000">
            <text:p>3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2798">
            <text:p>279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C Parayko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31">
            <text:p>2831</text:p>
          </table:table-cell>
          <table:table-cell table:style-name="ce1" office:value-type="string">
            <text:p>D</text:p>
          </table:table-cell>
          <table:table-cell table:style-name="ce28" office:value-type="string">
            <text:p>N Hanafin</text:p>
          </table:table-cell>
          <table:table-cell table:style-name="ce27"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 table:style-name="Default"/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38607000">
            <text:p>38,607,000.00</text:p>
          </table:table-cell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17">
            <text:p>221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 Pouliot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46799000">
            <text:p>46,799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0" table:default-cell-style-name="ce1"/>
        <table:table-column table:style-name="co41" table:default-cell-style-name="ce27"/>
        <table:table-column table:style-name="co2" table:default-cell-style-name="ce27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875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293">
            <text:p>2293</text:p>
          </table:table-cell>
          <table:table-cell office:value-type="string">
            <text:p>F</text:p>
          </table:table-cell>
          <table:table-cell office:value-type="string">
            <text:p>E Haula</text:p>
          </table:table-cell>
          <table:table-cell office:value-type="float" office:value="2750000">
            <text:p>27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table:style-name="ce1" office:value-type="float" office:value="308">
            <text:p>30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Kessel</text:p>
          </table:table-cell>
          <table:table-cell table:style-name="ce27" office:value-type="float" office:value="8000000">
            <text:p>8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618">
            <text:p>26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Arvidsson</text:p>
          </table:table-cell>
          <table:table-cell table:style-name="ce27" office:value-type="float" office:value="650000">
            <text:p>6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970">
            <text:p>2970</text:p>
          </table:table-cell>
          <table:table-cell office:value-type="string">
            <text:p>F</text:p>
          </table:table-cell>
          <table:table-cell office:value-type="string">
            <text:p>D Heinen</text:p>
          </table:table-cell>
          <table:table-cell office:value-type="float" office:value="916000">
            <text:p>916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767">
            <text:p>76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9">
            <text:p>1589</text:p>
          </table:table-cell>
          <table:table-cell office:value-type="string">
            <text:p>F</text:p>
          </table:table-cell>
          <table:table-cell office:value-type="string">
            <text:p>S Couturier</text:p>
          </table:table-cell>
          <table:table-cell table:style-name="ce24" office:value-type="float" office:value="4333000">
            <text:p>4333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460">
            <text:p>2460</text:p>
          </table:table-cell>
          <table:table-cell office:value-type="string">
            <text:p>F</text:p>
          </table:table-cell>
          <table:table-cell office:value-type="string">
            <text:p>Y Gourde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4" office:value-type="float" office:value="4333000">
            <text:p>4333000</text:p>
          </table:table-cell>
          <table:table-cell table:style-name="ce8"/>
          <table:table-cell office:value-type="float" office:value="2573">
            <text:p>2573</text:p>
          </table:table-cell>
          <table:table-cell office:value-type="string">
            <text:p>D</text:p>
          </table:table-cell>
          <table:table-cell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938">
            <text:p>193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Klingburg</text:p>
          </table:table-cell>
          <table:table-cell table:style-name="ce27"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970">
            <text:p>29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Heinen</text:p>
          </table:table-cell>
          <table:table-cell table:style-name="Default" office:value-type="float" office:value="916000">
            <text:p>916000</text:p>
          </table:table-cell>
          <table:table-cell/>
          <table:table-cell table:style-name="ce1" office:value-type="float" office:value="1311">
            <text:p>131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V Hedman</text:p>
          </table:table-cell>
          <table:table-cell table:style-name="ce27"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665">
            <text:p>166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Ellis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3">
            <text:p>229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Haula</text:p>
          </table:table-cell>
          <table:table-cell table:style-name="Default" office:value-type="float" office:value="2750000">
            <text:p>2750000</text:p>
          </table:table-cell>
          <table:table-cell/>
          <table:table-cell office:value-type="float" office:value="405">
            <text:p>40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Bernier</text:p>
          </table:table-cell>
          <table:table-cell table:style-name="ce27" office:value-type="float" office:value="2750000">
            <text:p>2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err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ce1" office:value-type="float" office:value="859">
            <text:p>859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Quick</text:p>
          </table:table-cell>
          <table:table-cell table:style-name="ce27"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 table:number-columns-repeated="2"/>
          <table:table-cell table:style-name="ce1" office:value-type="string">
            <text:p>Salary</text:p>
          </table:table-cell>
          <table:table-cell table:style-name="ce27" table:formula="of:=SUM([.I1:.I15])" office:value-type="float" office:value="54296000">
            <text:p>54,296,000.00</text:p>
          </table:table-cell>
          <table:table-cell table:number-columns-repeated="249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 table:number-columns-repeated="2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54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iner</text:p>
          </table:table-cell>
          <table:table-cell table:style-name="Default" office:value-type="float" office:value="4050000">
            <text:p>40500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 table:number-columns-repeated="4"/>
          <table:table-cell table:style-name="Default"/>
          <table:table-cell table:number-columns-repeated="248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750000">
            <text:p>2,750,000.00</text:p>
          </table:table-cell>
          <table:table-cell table:style-name="Default"/>
          <table:table-cell table:number-columns-repeated="4"/>
          <table:table-cell table:style-name="Default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369000">
            <text:p>85,369,000.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</table:table>
      <table:table table:name="Graham's Team" table:style-name="ta12" table:print="false">
        <office:forms form:automatic-focus="false" form:apply-design-mode="false"/>
        <table:table-column table:style-name="co42" table:default-cell-style-name="Default"/>
        <table:table-column table:style-name="co2" table:default-cell-style-name="ce1"/>
        <table:table-column table:style-name="co43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4" table:default-cell-style-name="ce27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Matt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 table:number-columns-repeated="2"/>
          <table:table-cell office:value-type="float" office:value="2019">
            <text:p>2019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6136000">
            <text:p>56,136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3692000">
            <text:p>83,69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8">
            <text:p>8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4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5" table:default-cell-style-name="ce1"/>
        <table:table-column table:style-name="co46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2837">
            <text:p>283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Konecny</text:p>
          </table:table-cell>
          <table:table-cell table:style-name="Default" office:value-type="float" office:value="1107000">
            <text:p>1107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2nd</text:p>
          </table:table-cell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8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99999">
            <text:p>9999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Tolvanen</text:p>
          </table:table-cell>
          <table:table-cell table:style-name="ce24" office:value-type="string">
            <text:p><text:a xlink:href="http://thekeeperpool.com/admin/teampages/player/99999/">3145833</text:a></text:p>
          </table:table-cell>
          <table:table-cell/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7">
            <text:p>26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Fial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37">
            <text:p>283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Konecny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256">
            <text:p>25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Raanta</text:p>
          </table:table-cell>
          <table:table-cell table:style-name="Default" office:value-type="float" office:value="1000000">
            <text:p>1000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8574000">
            <text:p>48,57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331">
            <text:p>233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Raanta</text:p>
          </table:table-cell>
          <table:table-cell table:style-name="Default" office:value-type="float" office:value="1000000">
            <text:p>1000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66353000">
            <text:p>66,353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4">
            <text:p>1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5" table:print="false">
        <office:forms form:automatic-focus="false" form:apply-design-mode="false"/>
        <table:table-column table:style-name="co47" table:default-cell-style-name="Default"/>
        <table:table-column table:style-name="co2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9" table:number-columns-repeated="3" table:default-cell-style-name="Default"/>
        <table:table-column table:style-name="co20" table:default-cell-style-name="Default"/>
        <table:table-column table:style-name="co49" table:default-cell-style-name="Default"/>
        <table:table-column table:style-name="co29" table:number-columns-repeated="5" table:default-cell-style-name="Default"/>
        <table:table-row table:style-name="ro10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 table:number-columns-repeated="5"/>
        </table:table-row>
        <table:table-row table:style-name="ro10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5th</text:p>
          </table:table-cell>
          <table:table-cell table:number-columns-repeated="2"/>
        </table:table-row>
        <table:table-row table:style-name="ro10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2nd</text:p>
          </table:table-cell>
          <table:table-cell table:number-columns-repeated="2"/>
        </table:table-row>
        <table:table-row table:style-name="ro10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10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10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5"/>
        </table:table-row>
        <table:table-row table:style-name="ro10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5"/>
        </table:table-row>
        <table:table-row table:style-name="ro10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10"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5"/>
        </table:table-row>
        <table:table-row table:style-name="ro10">
          <table:table-cell office:value-type="float" office:value="2633">
            <text:p>2633</text:p>
          </table:table-cell>
          <table:table-cell office:value-type="string">
            <text:p>F</text:p>
          </table:table-cell>
          <table:table-cell office:value-type="string">
            <text:p>N Ehlers</text:p>
          </table:table-cell>
          <table:table-cell office:value-type="float" office:value="1594000">
            <text:p>1594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4635000">
            <text:p>44,635,000.00</text:p>
          </table:table-cell>
          <table:table-cell table:number-columns-repeated="5"/>
        </table:table-row>
        <table:table-row table:style-name="ro10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10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10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10"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 table:number-columns-repeated="10"/>
        </table:table-row>
        <table:table-row table:style-name="ro10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10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10">
          <table:table-cell office:value-type="float" office:value="256">
            <text:p>25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10"/>
        </table:table-row>
        <table:table-row table:style-name="ro10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10"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10"/>
        </table:table-row>
        <table:table-row table:style-name="ro10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10">
          <table:table-cell office:value-type="float" office:value="2677">
            <text:p>2677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Jarry</text:p>
          </table:table-cell>
          <table:table-cell table:style-name="ce27" office:value-type="float" office:value="769000">
            <text:p>769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3])" office:value-type="float" office:value="72760000">
            <text:p>72,760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2];&quot;=F&quot;)" office:value-type="float" office:value="16">
            <text:p>16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2];&quot;=D&quot;)" office:value-type="float" office:value="6">
            <text:p>6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2];&quot;=G&quot;)" office:value-type="float" office:value="5">
            <text:p>5</text:p>
          </table:table-cell>
          <table:table-cell table:number-columns-repeated="10"/>
        </table:table-row>
        <table:table-row table:style-name="ro10" table:number-rows-repeated="1048544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2018-09-08</text:date>, <text:time>10:1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8-09-08T10:18:44</dc:date>
    <meta:editing-duration>P491DT9H13M38S</meta:editing-duration>
    <meta:editing-cycles>873</meta:editing-cycles>
    <dc:creator>Ben Miller</dc:creator>
    <meta:document-statistic meta:table-count="11" meta:cell-count="2605" meta:object-count="0"/>
    <meta:user-defined meta:name=""/>
  </office:meta>
</office:document-meta>
</file>